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dea0d" officeooo:paragraph-rsid="000dea0d"/>
    </style:style>
    <style:style style:name="P2" style:family="paragraph" style:parent-style-name="Standard">
      <style:text-properties fo:font-weight="bold" officeooo:rsid="000dea0d" officeooo:paragraph-rsid="000dea0d" style:font-weight-asian="bold" style:font-weight-complex="bold"/>
    </style:style>
    <style:style style:name="P3" style:family="paragraph" style:parent-style-name="Standard">
      <style:text-properties fo:font-weight="bold" officeooo:rsid="000e4b0a" officeooo:paragraph-rsid="000e4b0a" style:font-weight-asian="bold" style:font-weight-complex="bold"/>
    </style:style>
    <style:style style:name="P4" style:family="paragraph" style:parent-style-name="Standard">
      <style:text-properties fo:font-weight="normal" officeooo:rsid="000dea0d" officeooo:paragraph-rsid="000dea0d" style:font-weight-asian="normal" style:font-weight-complex="normal"/>
    </style:style>
    <style:style style:name="P5" style:family="paragraph" style:parent-style-name="Standard">
      <style:text-properties fo:font-weight="normal" officeooo:rsid="000e4b0a" officeooo:paragraph-rsid="000e4b0a" style:font-weight-asian="normal" style:font-weight-complex="normal"/>
    </style:style>
    <style:style style:name="P6" style:family="paragraph" style:parent-style-name="Standard">
      <style:text-properties fo:font-weight="normal" officeooo:rsid="000f398a" officeooo:paragraph-rsid="000f398a" style:font-weight-asian="normal" style:font-weight-complex="normal"/>
    </style:style>
    <style:style style:name="T1" style:family="text">
      <style:text-properties officeooo:rsid="000e4b0a"/>
    </style:style>
    <style:style style:name="T2" style:family="text">
      <style:text-properties officeooo:rsid="000f39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ección de los actuadores.</text:p>
      <text:p text:style-name="P1"/>
      <text:p text:style-name="P1">La elección de los actuadores fue una decisión relativamente sencilla. Para empezar, se estudiaron dos opciones diferentes.</text:p>
      <text:p text:style-name="P1"/>
      <text:p text:style-name="P2">Servos PWM</text:p>
      <text:p text:style-name="P2"/>
      <text:p text:style-name="P4"/>
      <text:p text:style-name="P4">Los servos PWM son los servomotores mas comunes que pueden encontrarse. Se caracterizan por su sencillez y fácil manejo, siendo necesaria una única señal PWM para marcarles una posición. <text:span text:style-name="T1">El propio controlador interno del servo, ya sea analógico o digital, se ocupa de alcanzar la posición pedida con la <text:s/></text:span></text:p>
      <text:p text:style-name="P4">Es por esto, que su integración con microcontroladores AVR, o en otras palabras, con placas Arduino, es directa.</text:p>
      <text:p text:style-name="P4">Al mismo tiempo, los servos PWM son bastante baratos y muy fácilmente accesibles. Teniendo unas medidas normalizadas, existen numerosas marcas que fabrican este tipo de servos. Por nombrar algunas, tenemos a Futaba, Hitec, Ko-propo, Savox...</text:p>
      <text:p text:style-name="P5">Sin embargo, el formato físico de estos servos no suele contener un sistema de doble eje que facilite el diseño de las piezas, de forma que provocan un aumento en el volumen de los brackets al ser necesario crear extensiones del eje sobre las bancadas.</text:p>
      <text:p text:style-name="P5"/>
      <text:p text:style-name="P3">Servos <text:span text:style-name="T2">Daisy Chain</text:span></text:p>
      <text:p text:style-name="P3"/>
      <text:p text:style-name="P6">El nombre de estos servos proviene de su conexión “encadenada”. En los sistemas de servos daisy chain, cada servo posee una identidad fija única que lo diferencia del resto. De esta forma, se realiza una comunicación por paque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Hernandez</meta:initial-creator>
    <meta:creation-date>2014-03-25T19:33:37.909569176</meta:creation-date>
    <dc:date>2014-03-25T19:53:05.013754544</dc:date>
    <dc:creator>Javier Hernandez</dc:creator>
    <meta:editing-duration>PT11M29S</meta:editing-duration>
    <meta:editing-cycles>3</meta:editing-cycles>
    <meta:generator>LibreOffice/4.1.3.2$Linux_X86_64 LibreOffice_project/410m0$Build-2</meta:generator>
    <meta:document-statistic meta:table-count="0" meta:image-count="0" meta:object-count="0" meta:page-count="1" meta:paragraph-count="9" meta:word-count="211" meta:character-count="1316" meta:non-whitespace-character-count="1112"/>
  </office:meta>
</office:document-meta>
</file>